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9">
      <style:text-properties fo:font-weight="bold" style:font-weight-asian="bold" style:font-weight-complex="bold"/>
    </style:style>
    <style:style style:name="ce4" style:family="table-cell" style:parent-style-name="Default" style:data-style-name="N19"/>
    <style:style style:name="co1" style:family="table-column">
      <style:table-column-properties fo:break-before="auto" style:column-width="9.18633333333333cm"/>
    </style:style>
    <style:style style:name="co2" style:family="table-column">
      <style:table-column-properties fo:break-before="auto" style:column-width="1.56633333333333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81516666666667cm"/>
    </style:style>
    <style:style style:name="co6" style:family="table-column">
      <style:table-column-properties fo:break-before="auto" style:column-width="1.714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6.18066666666667cm"/>
    </style:style>
    <style:style style:name="co9" style:family="table-column">
      <style:table-column-properties fo:break-before="auto" style:column-width="3.19616666666667cm"/>
    </style:style>
    <style:style style:name="co10" style:family="table-column">
      <style:table-column-properties fo:break-before="auto" style:column-width="2.68816666666667cm"/>
    </style:style>
    <style:style style:name="co11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ferenc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3" table:number-columns-repeated="1011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isplay</text:p>
          </table:table-cell>
          <table:table-cell office:value-type="string" table:style-name="ce3">
            <text:p>dateStart</text:p>
          </table:table-cell>
          <table:table-cell office:value-type="string" table:style-name="ce3">
            <text:p>dateEnd</text:p>
          </table:table-cell>
          <table:table-cell office:value-type="string" table:style-name="ce3">
            <text:p>fr</text:p>
          </table:table-cell>
          <table:table-cell office:value-type="string" table:style-name="ce3">
            <text:p>en</text:p>
          </table:table-cell>
          <table:table-cell office:value-type="string" table:style-name="ce3">
            <text:p>es</text:p>
          </table:table-cell>
          <table:table-cell office:value-type="string" table:style-name="ce3">
            <text:p>clientId</text:p>
          </table:table-cell>
          <table:table-cell office:value-type="string" table:style-name="ce2">
            <text:p>client</text:p>
          </table:table-cell>
          <table:table-cell office:value-type="string" table:style-name="ce2">
            <text:p>clientUrl</text:p>
          </table:table-cell>
          <table:table-cell office:value-type="string" table:style-name="ce2">
            <text:p>subcontractorId</text:p>
          </table:table-cell>
          <table:table-cell office:value-type="string" table:style-name="ce2">
            <text:p>subcontractor</text:p>
          </table:table-cell>
          <table:table-cell office:value-type="string" table:style-name="ce2">
            <text:p>subcontractorUrl</text:p>
          </table:table-cell>
          <table:table-cell table:number-columns-repeated="16371" table:style-name="ce2"/>
        </table:table-row>
        <table:table-row table:style-name="ro1">
          <table:table-cell office:value-type="string" table:style-name="ce1">
            <text:p>REF_FAO_PSA_FIP</text:p>
          </table:table-cell>
          <table:table-cell office:value-type="string" table:style-name="ce1">
            <text:p>true</text:p>
          </table:table-cell>
          <table:table-cell office:value-type="date" office:date-value="2010-01-10T00:00:00" table:style-name="ce4">
            <text:p>10/01/2010</text:p>
          </table:table-cell>
          <table:table-cell office:value-type="date" office:date-value="2013-08-31T00:00:00" table:style-name="ce4">
            <text:p>31/08/2013</text:p>
          </table:table-cell>
          <table:table-cell office:value-type="string" table:style-name="ce4">
            <text:p>Expertises SIG, gestion de données, développement d'outils et production de cartes dans plusieurs projets: FIGIS, Projets EU (D4-Science, iMarine), Base de données Ecosystèmes Marins Vulnérables (VME-db), Portail de données SmartFish Chimaera et FIRMS</text:p>
          </table:table-cell>
          <table:table-cell office:value-type="string" table:style-name="ce4">
            <text:p>GIS expertises, data management, tools development &amp; map production in several projects: FIGIS, EU projects (D4Science, iMarine), Vulnerable Marine Ecosystems (VME) database, SmartFish Chimaera portal and FIRMS</text:p>
          </table:table-cell>
          <table:table-cell office:value-type="string" table:style-name="ce4">
            <text:p>Evaluaciones SIG, manejo de datos, desarrollo de herramientas y producción de mapas en varias proyectos: FIGIS, Proyectos EU (D4-Science, iMarine), Base de datos Ecosistemas Marinos Vulnerables (VME-db), Portal de datos SmartFish Chimaera y FIRMS</text:p>
          </table:table-cell>
          <table:table-cell office:value-type="string" table:style-name="ce4">
            <text:p>fao</text:p>
          </table:table-cell>
          <table:table-cell office:value-type="string" table:style-name="ce1">
            <text:p>FAO - Fisheries &amp; Aquaculture Department</text:p>
          </table:table-cell>
          <table:table-cell office:value-type="string" table:style-name="ce1">
            <text:p>http://www.fao.org/fisher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FAO_PSA_ESS</text:p>
          </table:table-cell>
          <table:table-cell office:value-type="string" table:style-name="ce1">
            <text:p>true</text:p>
          </table:table-cell>
          <table:table-cell office:value-type="date" office:date-value="2011-01-09T00:00:00" table:style-name="ce4">
            <text:p>09/01/2011</text:p>
          </table:table-cell>
          <table:table-cell office:value-type="date" office:date-value="2011-09-30T00:00:00" table:style-name="ce4">
            <text:p>30/09/2011</text:p>
          </table:table-cell>
          <table:table-cell office:value-type="string" table:style-name="ce4">
            <text:p>Développement d'un outil SIG avec le logiciel R pour produire des cartes thématiques pour les livres statistiques de la FAO (utilisé à partir de l'édition 2012). L'outil est exploité dans un outil de rapportage basé sur la plateforme LaTeX. Voir &lt;a href="http://www.fao.org/economic/ess/ess-publications/ess-yearbook/en" target="_blank"&gt;http://www.fao.org/economic/ess/ess-publications/ess-yearbook/en&lt;/a&gt;</text:p>
          </table:table-cell>
          <table:table-cell office:value-type="string" table:style-name="ce4">
            <text:p>Development of a GIS tool with the R software to produce thematic statistical maps for the FAO Statistical yearbooks (starting from the 2012 edition). The software is exploited at report generation time using LaTeX tools. See &lt;a href="http://www.fao.org/economic/ess/ess-publications/ess-yearbook/en" target="_blank"&gt;http://www.fao.org/economic/ess/ess-publications/ess-yearbook/en&lt;/a&gt;</text:p>
          </table:table-cell>
          <table:table-cell office:value-type="string" table:style-name="ce4">
            <text:p>Desarrollo de una herramienta SIG con el languaje R para producir mapas temáticos para los libros estadísticos de la FAO (utilizado desde la edición 2012). El programa R está utilizado adentro de una herramienta de presentación de informes basados sobre la plataforma LaTeX. Ver &lt;a href="http://www.fao.org/economic/ess/ess-publications/ess-yearbook/en" target="_blank"&gt;http://www.fao.org/economic/ess/ess-publications/ess-yearbook/en&lt;/a&gt;</text:p>
          </table:table-cell>
          <table:table-cell office:value-type="string" table:style-name="ce4">
            <text:p>fao</text:p>
          </table:table-cell>
          <table:table-cell office:value-type="string" table:style-name="ce1">
            <text:p>FAO - Economic and Social Development Department</text:p>
          </table:table-cell>
          <table:table-cell office:value-type="string" table:style-name="ce1">
            <text:p>http://www.fao.org/economic/ess/ess-ho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UMANIS_2014_S3E</text:p>
          </table:table-cell>
          <table:table-cell office:value-type="string" table:style-name="ce1">
            <text:p>true</text:p>
          </table:table-cell>
          <table:table-cell office:value-type="date" office:date-value="2014-01-10T00:00:00" table:style-name="ce4">
            <text:p>10/01/2014</text:p>
          </table:table-cell>
          <table:table-cell office:value-type="date" office:date-value="2014-11-30T00:00:00" table:style-name="ce4">
            <text:p>30/11/2014</text:p>
          </table:table-cell>
          <table:table-cell office:value-type="string" table:style-name="ce4">
            <text:p>Intégration d'indicateurs côtiers pour la directive Cadre Eau (DCE) dans le Système d'Information SEEE: Expertise R (Conception technique et Implémentation). Audit du système d'information SEEE existant et recommandations pour son exploitation avec les données côtières et indicateurs résultants</text:p>
          </table:table-cell>
          <table:table-cell office:value-type="string" table:style-name="ce4">
            <text:p>Integrating coastal indicators for the EC Water Framework Directive in the SEEE information system​: R expertise (Technical conception &amp; implementation). Audit of the existing SEEE information system &amp; recommendations for its exploitation with coastal data &amp; resulting indicators</text:p>
          </table:table-cell>
          <table:table-cell office:value-type="string" table:style-name="ce4">
            <text:p>Integración de indicadores costeros para la Directiva sobre el agua en el Sistema de Información SEEE: Evaluación R (concepción técnica e implementación. Auditoría del sistema de información SEEE actual y recomendaciones para su explotación con los datos costeros y indicadores resultantes.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office:value-type="string" table:style-name="ce4">
            <text:p>umanis</text:p>
          </table:table-cell>
          <table:table-cell office:value-type="string" table:style-name="ce1">
            <text:p>Umanis</text:p>
          </table:table-cell>
          <table:table-cell office:value-type="string" table:style-name="ce1">
            <text:p>http://www.umanis.co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F_UMANIS_2015_R</text:p>
          </table:table-cell>
          <table:table-cell office:value-type="string" table:style-name="ce1">
            <text:p>true</text:p>
          </table:table-cell>
          <table:table-cell office:value-type="date" office:date-value="2014-01-12T00:00:00" table:style-name="ce4">
            <text:p>12/01/2014</text:p>
          </table:table-cell>
          <table:table-cell office:value-type="date" office:date-value="2015-01-31T00:00:00" table:style-name="ce4">
            <text:p>31/01/2015</text:p>
          </table:table-cell>
          <table:table-cell office:value-type="string" table:style-name="ce4">
            <text:p>Expertise R pour le service Ifremer Dyneco/Vigies: Optimisation de codes, Automatisation et standardisation de traitements incluant des analyses statistiques tels que les Modèles Dynamiques Linéaires</text:p>
          </table:table-cell>
          <table:table-cell office:value-type="string" table:style-name="ce4">
            <text:p>R expertise for the Ifremer Dyneco/Vigies service: Optimization of codes, Automation &amp; Standardization of processings including statistical analyses such as Dynamic Linear Models</text:p>
          </table:table-cell>
          <table:table-cell office:value-type="string" table:style-name="ce4">
            <text:p>Evaluación R para el servicio Ifremer Dyneco/Vigies: Optimización de códigos, Automatización y estandardización de tratamientos de datos incluyendo análisis estadísticos como los Modelos Dinámicos Lineares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office:value-type="string" table:style-name="ce4">
            <text:p>umanis</text:p>
          </table:table-cell>
          <table:table-cell office:value-type="string" table:style-name="ce1">
            <text:p>Umanis</text:p>
          </table:table-cell>
          <table:table-cell office:value-type="string" table:style-name="ce1">
            <text:p>http://www.umanis.co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F_IFREMER_2016_DCSMM_FOND</text:p>
          </table:table-cell>
          <table:table-cell office:value-type="string" table:style-name="ce1">
            <text:p>true</text:p>
          </table:table-cell>
          <table:table-cell office:value-type="date" office:date-value="2016-12-02T00:00:00" table:style-name="ce4">
            <text:p>02/12/2016</text:p>
          </table:table-cell>
          <table:table-cell office:value-type="date" office:date-value="2016-12-16T00:00:00" table:style-name="ce4">
            <text:p>16/12/2016</text:p>
          </table:table-cell>
          <table:table-cell office:value-type="string" table:style-name="ce4">
            <text:p>Développement d'une librairie R standard et générique (DCSMM.D10) pour convertir des jeux de données en format d'échange &lt;a href="http://quadrige.eaufrance.fr" target="_blank"&gt;Quadrige2&lt;/a&gt; (QUADRILABO). Application aux données de macro-déchets de fond issues d'outils de saisie embarqués (Allegro / TUTTI). &lt;em&gt;Travail mené dans le cadre de la Directive Cadre Stratégie sur le Milieu Marin (DCSMM).&lt;/em&gt;</text:p>
          </table:table-cell>
          <table:table-cell office:value-type="string" table:style-name="ce4">
            <text:p>Development of a R standard and generic library (DCSMM.D10) to convert datasets in &lt;a href="http://quadrige.eaufrance.fr/" target="_blank"&gt;Quadrige2&lt;/a&gt; exchange format (QUADRILABO). Application to marine litter macro waste data from on-board data entry sofware (Allegro / TUTTI). &lt;em&gt;Work carried out as part of the Marine Strategy Framework Directive.&lt;/em&gt;</text:p>
          </table:table-cell>
          <table:table-cell office:value-type="string" table:style-name="ce4">
            <text:p>Concepción de un package R estándar y genérico (DCSMM.D10) para convertir juegos de datos estructurados en formato de intercambio &lt;a href="http://quadrige.eaufrance.fr" target="_blank"&gt;Quadrige2&lt;/a&gt; (QUADRILABO). Aplicación a datos de macro desechos de fondo colectados a bordo de buques (Allegro / TUTTI). &lt;em&gt;Trabajo llevado a cabo como parte de la Directiva marco sobre la estrategia marina.&lt;/em&gt;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IFREMER_2016_DCSMM_FLOT</text:p>
          </table:table-cell>
          <table:table-cell office:value-type="string" table:style-name="ce1">
            <text:p>true</text:p>
          </table:table-cell>
          <table:table-cell office:value-type="date" office:date-value="2017-01-07T00:00:00" table:style-name="ce4">
            <text:p>07/01/2017</text:p>
          </table:table-cell>
          <table:table-cell office:value-type="date" office:date-value="2017-01-17T00:00:00" table:style-name="ce4">
            <text:p>17/01/2017</text:p>
          </table:table-cell>
          <table:table-cell office:value-type="string" table:style-name="ce4">
            <text:p>Développement d'un outil de conversion interactif (Microsoft Access - VBA) pour convertir les données de la base de données MEGASCOPE en format d'échange QUADRILABO pour intégration dans &lt;a href="http://quadrige.eaufrance.fr/" target="_blank"&gt;Quadrige2&lt;/a&gt;. Application aux données de déchets flottants. &lt;em&gt;Travail mené dans le cadre de la Directive Cadre Stratégie sur le Milieu Marin (DCSMM).&lt;/em&gt;</text:p>
          </table:table-cell>
          <table:table-cell office:value-type="string" table:style-name="ce4">
            <text:p>Development of a conversion interactive tool (Microsoft Access - VBA) to convert datasets from the MEGASCOPE database in QUADRILABO exchange format for integration in &lt;a href="http://quadrige.eaufrance.fr/" target="_blank"&gt;Quadrige2&lt;/a&gt;. Application to Floating wastes data. &lt;em&gt;Work carried out as part of the Marine Strategy Framework Directive.&lt;/em&gt;</text:p>
          </table:table-cell>
          <table:table-cell office:value-type="string" table:style-name="ce4">
            <text:p>Desarrollo de una herramienta interactiva de conversión (Microsoft Access - VBA) para convertir juegos de datos de la base de datos MEGASCOPE en formato de intercambio QUADRILABO para su integración en &lt;a href="http://quadrige.eaufrance.fr" target="_blank"&gt;Quadrige2&lt;/a&gt;. Aplicación a los datos de desechos flotantes. &lt;em&gt;Trabajo llevado a cabo como parte de la Directiva marco sobre la estrategia marina.&lt;/em&gt;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IFREMER_2017_DCSMM_FOND</text:p>
          </table:table-cell>
          <table:table-cell office:value-type="string" table:style-name="ce1">
            <text:p>true</text:p>
          </table:table-cell>
          <table:table-cell office:value-type="date" office:date-value="2017-04-01T00:00:00" table:style-name="ce4">
            <text:p>01/04/2017</text:p>
          </table:table-cell>
          <table:table-cell office:value-type="date" office:date-value="2017-04-30T00:00:00" table:style-name="ce4">
            <text:p>30/04/2017</text:p>
          </table:table-cell>
          <table:table-cell office:value-type="string" table:style-name="ce4">
            <text:p>Amélioration de la librairie R d'intégration de données déchets DCSMM (DCSMM.D10) pour l'intégration dans &lt;a href="http://quadrige.eaufrance.fr/" target="_blank"&gt;Quadrige2&lt;/a&gt; de données de reprise et historiques sur les déchets de fond. &lt;em&gt;Travail mené dans le cadre de la Directive Cadre Stratégie sur le Milieu Marin (DCSMM).&lt;/em&gt;</text:p>
          </table:table-cell>
          <table:table-cell office:value-type="string" table:style-name="ce4">
            <text:p>Improving development of DCSMM data integration R library (DCSMM.D10) for integrating recovery and historical data series of marine litter macro waste data in &lt;a href="http://quadrige.eaufrance.fr/" target="_blank"&gt;Quadrige2&lt;/a&gt;. &lt;em&gt;Work carried out as part of the Marine Strategy Framework Directive.&lt;/em&gt;</text:p>
          </table:table-cell>
          <table:table-cell office:value-type="string" table:style-name="ce4">
            <text:p>Desarrollo mejorativo del package R de integration de datos de de desechos DCSMM (DCSMM.D10) para la integración en &lt;a href="http://quadrige.eaufrance.fr" target="_blank"&gt;Quadrige2&lt;/a&gt; de datos de recuperación y series históricas sobre los desechos de fondo. &lt;em&gt;Trabajo llevado a cabo como parte de la Directiva marco sobre la estrategia marina.&lt;/em&gt;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IFREMER_2017_DCSMM_FLOT</text:p>
          </table:table-cell>
          <table:table-cell office:value-type="string" table:style-name="ce1">
            <text:p>true</text:p>
          </table:table-cell>
          <table:table-cell office:value-type="date" office:date-value="2017-04-01T00:00:00" table:style-name="ce4">
            <text:p>01/04/2017</text:p>
          </table:table-cell>
          <table:table-cell office:value-type="date" office:date-value="2017-04-30T00:00:00" table:style-name="ce4">
            <text:p>30/04/2017</text:p>
          </table:table-cell>
          <table:table-cell office:value-type="string" table:style-name="ce4">
            <text:p>Développement amélioratif de la librairie R d'intégration de données déchets DCSMM (DCSMM.D10) pour l'intégration dans &lt;a href="http://quadrige.eaufrance.fr/" target="_blank"&gt;Quadrige2&lt;/a&gt; de jeux de données hétérogènes sur les déchets marins flottants. &lt;em&gt;Travail mené dans le cadre de la Directive Cadre Stratégie sur le Milieu Marin (DCSMM).&lt;/em&gt;</text:p>
          </table:table-cell>
          <table:table-cell office:value-type="string" table:style-name="ce4">
            <text:p>Improving development of DCSMM data integration R library (DCSMM.D10) for integrating heterogenous datasets on marine floating wastes in &lt;a href="http://quadrige.eaufrance.fr/" target="_blank"&gt;Quadrige2&lt;/a&gt;. &lt;em&gt;Work carried out as part of the Marine Strategy Framework Directive.&lt;/em&gt;</text:p>
          </table:table-cell>
          <table:table-cell office:value-type="string" table:style-name="ce4">
            <text:p>Desarrollo mejorativo del package R de integration de datos de de desechos DCSMM (DCSMM.D10) para la integración en &lt;a href="http://quadrige.eaufrance.fr" target="_blank"&gt;Quadrige2&lt;/a&gt; de juegos de datos heterogéneos sobre los desechos marinos flotantes. &lt;em&gt;Trabajo llevado a cabo como parte de la Directiva marco sobre la estrategia marina.&lt;/em&gt;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IFREMER_2017_DCSMM_FOND_DATRAS</text:p>
          </table:table-cell>
          <table:table-cell office:value-type="string" table:style-name="ce1">
            <text:p>true</text:p>
          </table:table-cell>
          <table:table-cell office:value-type="date" office:date-value="2017-12-01T00:00:00" table:style-name="ce4">
            <text:p>01/12/2017</text:p>
          </table:table-cell>
          <table:table-cell office:value-type="date" office:date-value="2017-12-21T00:00:00" table:style-name="ce4">
            <text:p>21/12/2017</text:p>
          </table:table-cell>
          <table:table-cell office:value-type="string" table:style-name="ce4">
            <text:p>Expertise R pour la mise en forme des données DCSMM de déchets de fond de &lt;a href="http://quadrige.eaufrance.fr/" target="_blank"&gt;Quadrige2&lt;/a&gt; au format &lt;a href="https://datras.ices.dk/Data_products/ReportingFormat.aspx" target="_blank"&gt;DATRAS&lt;/a&gt; (&lt;a href="http://www.ices.dk/Pages/default.aspx" target="_blank" &gt;CIEM&lt;/a&gt;) dans le cadre de la transmission des données à la commission &lt;a href="https://www.ospar.org/" target="_blank"&gt;OSPAR&lt;/a&gt; et le projet &lt;a href="http://www.emodnet-chemistry.eu/welcome" target="_blank"&gt;EMODnet Chimie&lt;/a&gt;.</text:p>
          </table:table-cell>
          <table:table-cell office:value-type="string" table:style-name="ce4">
            <text:p>R Expertise for formatting marine litter data from &lt;a href="http://quadrige.eaufrance.fr/" target="_blank"&gt;Quadrige2&lt;/a&gt; to &lt;a href="https://datras.ices.dk/Data_products/ReportingFormat.aspx" target="_blank"&gt;DATRAS&lt;/a&gt; format (&lt;a href="http://www.ices.dk/Pages/default.aspx" target="_blank" &gt;ICES&lt;/a&gt;), as part the data transmission to &lt;a href="https://www.ospar.org/" target="_blank"&gt;OSPAR&lt;/a&gt; commission and the &lt;a href="http://www.emodnet-chemistry.eu/welcome" target="_blank"&gt;EMODnet Chemistry&lt;/a&gt; project.</text:p>
          </table:table-cell>
          <table:table-cell office:value-type="string" table:style-name="ce4">
            <text:p>Evaluación R para transformar datos de desechos marinos de &lt;a href="http://quadrige.eaufrance.fr/" target="_blank"&gt;Quadrige2&lt;/a&gt; en el formato &lt;a href="https://datras.ices.dk/Data_products/ReportingFormat.aspx" target="_blank"&gt;DATRAS&lt;/a&gt; format (&lt;a href="http://www.ices.dk/Pages/default.aspx" target="_blank" &gt;CIEM&lt;/a&gt;), en el marco de la transmisión de datos a la comisión &lt;a href="https://www.ospar.org/" target="_blank"&gt;OSPAR&lt;/a&gt; y el proyecto &lt;a href="http://www.emodnet-chemistry.eu/welcome" target="_blank"&gt;EMODnet Química&lt;/a&gt;.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IFREMER_2018_DCSMM_FOND_SEADATANET</text:p>
          </table:table-cell>
          <table:table-cell office:value-type="string" table:style-name="ce1">
            <text:p>true</text:p>
          </table:table-cell>
          <table:table-cell office:value-type="date" office:date-value="2018-01-01T00:00:00" table:style-name="ce4">
            <text:p>01/01/2018</text:p>
          </table:table-cell>
          <table:table-cell office:value-type="date" office:date-value="2018-01-19T00:00:00" table:style-name="ce4">
            <text:p>19/01/2018</text:p>
          </table:table-cell>
          <table:table-cell office:value-type="string" table:style-name="ce4">
            <text:p>Expertise R pour la transmission des données microplastiques dans la base de données &lt;a href="http://www.emodnet-chemistry.eu/welcome" target="_blank"&gt;EMODnet Chimie&lt;/a&gt; via l'infrastructure de données &lt;a href="https://www.seadatanet.org" target="_blank"&gt;SeaDataNet&lt;/a&gt;: Mise en forme des données au format &lt;a href="https://www.seadatanet.org/Software/ODV" target="_blank"&gt;ODV&lt;/a&gt; (Ocean Data View) et production de fiches de métadonnées conformes au format &lt;a href="https://www.seadatanet.org/Publications/Technical-documentation/Metadata#CDI" target="_blank"&gt;CDI&lt;/a&gt; (Common Data Index, Profil ISO 19115/19139) avec la librairie R &lt;a href="https://github.com/eblondel/geometa"&gt;&lt;b&gt;geometa&lt;/b&gt;&lt;/a&gt;.</text:p>
          </table:table-cell>
          <table:table-cell office:value-type="string" table:style-name="ce4">
            <text:p>R Expertise for transmission of marine micro-litter data to the &lt;a href="http://www.emodnet-chemistry.eu/welcome" target="_blank"&gt;EMODnet Chemistry&lt;/a&gt; database through the &lt;a href="https://www.seadatanet.org" target="_blank"&gt;SeaDataNet&lt;/a&gt; data infrastructure: Data formatting to &lt;a href="https://www.seadatanet.org/Software/ODV" target="_blank"&gt;ODV&lt;/a&gt; (Ocean Data View) format and production of metadata sheets compliant with the &lt;a href="https://www.seadatanet.org/Publications/Technical-documentation/Metadata#CDI" target="_blank"&gt;CDI&lt;/a&gt; format (Common Data Index, ISO 19115/19139 Profile) using the R package &lt;a href="https://github.com/eblondel/geometa"&gt;&lt;b&gt;geometa&lt;/b&gt;&lt;/a&gt;.</text:p>
          </table:table-cell>
          <table:table-cell office:value-type="string" table:style-name="ce4">
            <text:p>Evaluación R para la transmisión de datos de microplásticos a la base de datos &lt;a href="http://www.emodnet-chemistry.eu/welcome" target="_blank"&gt;EMODnet Química&lt;/a&gt; mediante la infrastructura de datos &lt;a href="https://www.seadatanet.org" target="_blank"&gt;SeaDataNet&lt;/a&gt;: Transformación al formato &lt;a href="https://www.seadatanet.org/Software/ODV" target="_blank"&gt;ODV&lt;/a&gt; (Ocean Data View) et producción de fichas de metadatos conformes al formato &lt;a href="https://www.seadatanet.org/Publications/Technical-documentation/Metadata#CDI" target="_blank"&gt;CDI&lt;/a&gt; format (Common Data Index, Perfil ISO 19115/19139) mediante el paquete R &lt;a href="https://github.com/eblondel/geometa"&gt;&lt;b&gt;geometa&lt;/b&gt;&lt;/a&gt;.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4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Emmanuel Blondel</dc:creator>
    <meta:creation-date>2016-11-06T13:40:24Z</meta:creation-date>
    <dc:date>2018-01-26T13:45:05Z</dc:date>
    <meta:editing-cycles>21</meta:editing-cycles>
    <meta:editing-duration>PT0S</meta:editing-duration>
  </office:meta>
</office:document-meta>
</file>